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Exo 2" svg:font-family="'Exo 2', Verdan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officeooo:rsid="000e621a" officeooo:paragraph-rsid="000e621a"/>
    </style:style>
    <style:style style:name="P2" style:family="paragraph" style:parent-style-name="Text_20_body" style:list-style-name="L1">
      <style:text-properties officeooo:rsid="000e621a" officeooo:paragraph-rsid="0010775b"/>
    </style:style>
    <style:style style:name="P3" style:family="paragraph" style:parent-style-name="Text_20_body" style:list-style-name="L3">
      <style:text-properties officeooo:rsid="000e621a" officeooo:paragraph-rsid="000e621a"/>
    </style:style>
    <style:style style:name="P4" style:family="paragraph" style:parent-style-name="Text_20_body">
      <style:text-properties officeooo:rsid="0010775b" officeooo:paragraph-rsid="0010775b"/>
    </style:style>
    <style:style style:name="P5" style:family="paragraph" style:parent-style-name="Text_20_body" style:list-style-name="L1">
      <style:text-properties officeooo:rsid="0010972d" officeooo:paragraph-rsid="0010972d"/>
    </style:style>
    <style:style style:name="P6" style:family="paragraph" style:parent-style-name="Text_20_body" style:list-style-name="L1">
      <style:text-properties style:text-underline-style="none" officeooo:rsid="00112032" officeooo:paragraph-rsid="00112032"/>
    </style:style>
    <style:style style:name="P7" style:family="paragraph" style:parent-style-name="Text_20_body" style:list-style-name="L1">
      <style:text-properties style:text-underline-style="solid" style:text-underline-width="auto" style:text-underline-color="font-color" officeooo:rsid="00112032" officeooo:paragraph-rsid="00112032"/>
    </style:style>
    <style:style style:name="P8" style:family="paragraph" style:parent-style-name="Text_20_body" style:list-style-name="L1">
      <style:paragraph-properties fo:break-before="page"/>
      <style:text-properties officeooo:rsid="000e621a" officeooo:paragraph-rsid="0010775b"/>
    </style:style>
    <style:style style:name="P9" style:family="paragraph" style:parent-style-name="Title">
      <style:text-properties officeooo:rsid="000e621a" officeooo:paragraph-rsid="000e621a"/>
    </style:style>
    <style:style style:name="T1" style:family="text">
      <style:text-properties officeooo:rsid="0010775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jercicios DOM y eventos Javascript</text:p>
      <text:list xml:id="list2510472565" text:style-name="L1">
        <text:list-item>
          <text:p text:style-name="P8">Crea un fichero javascript y enlázalo al documento html proporcionado para que cuando se pulse sobre el enlace se muestre completo el contenido de texto. Además, el enlace debe dejar de mostrarse después de pulsarlo por primera vez. </text:p>
          <text:p text:style-name="P2"><text:span text:style-name="T1">leermas.html</text:span></text:p>
          <text:p text:style-name="P1"/>
        </text:list-item>
        <text:list-item>
          <text:p text:style-name="P1">A partir de la página web proporcionada, completar el código JavaScript para que:</text:p>
        </text:list-item>
      </text:list>
      <text:list xml:id="list445817632" text:style-name="L3">
        <text:list-item>
          <text:list>
            <text:list-item>
              <text:p text:style-name="P3">Cuando se pinche sobre el primer enlace, se oculte su sección relacionada</text:p>
            </text:list-item>
            <text:list-item>
              <text:p text:style-name="P3">Cuando se vuelva a pinchar sobre el mismo enlace, se muestre otra vez esa sección de contenidos</text:p>
            </text:list-item>
            <text:list-item>
              <text:p text:style-name="P3">Completar el resto de enlaces de la página para que su comportamiento sea idéntico al del primer enlace</text:p>
            </text:list-item>
            <text:list-item>
              <text:p text:style-name="P3">Cuando una sección se oculte, debe cambiar el mensaje del enlace asociado</text:p>
            </text:list-item>
          </text:list>
        </text:list-item>
      </text:list>
      <text:p text:style-name="P4"><text:tab/>ocultaSeccion.html</text:p>
      <text:p text:style-name="P4"/>
      <text:list xml:id="list104617240980323" text:continue-list="list2510472565" text:style-name="L1">
        <text:list-item>
          <text:p text:style-name="P5">A partir del html proporcionado crear y enlazar el fichero javascript necesario para que al introducir el nombre y los apellidos y pulsar en el botón, escriba en el div saludo: “Hola &lt;nombre y apellidos&gt; bienvenido a esta página.”</text:p>
          <text:p text:style-name="P5">saludo.html</text:p>
        </text:list-item>
        <text:list-item>
          <text:p text:style-name="P6">A partir del html proporcionado crear y enlazar el fichero javascript necesario para que al introducir una serie de números separados por comas y darle al botón ordenar los muestre ordenados en el div ordenado.</text:p>
          <text:p text:style-name="P7">ordenar.html</text:p>
        </text:list-item>
      </text:list>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Exo 2" svg:font-family="'Exo 2', Verdan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9T07:57:20.362402597</meta:creation-date>
    <dc:date>2021-05-19T10:46:16.121920000</dc:date>
    <meta:editing-duration>PT13M26S</meta:editing-duration>
    <meta:editing-cycles>1</meta:editing-cycles>
    <meta:document-statistic meta:table-count="0" meta:image-count="0" meta:object-count="0" meta:page-count="2" meta:paragraph-count="13" meta:word-count="201" meta:character-count="1199" meta:non-whitespace-character-count="1017"/>
    <meta:generator>LibreOffice/7.0.5.2$Linux_X86_64 LibreOffice_project/00$Build-2</meta:generator>
  </office:meta>
</office:document-meta>
</file>